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co10" style:family="table-column">
      <style:table-column-properties fo:break-before="auto" style:column-width="0.5728in"/>
    </style:style>
    <style:style style:name="co11" style:family="table-column">
      <style:table-column-properties fo:break-before="auto" style:column-width="0.5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1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10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1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/>
          <table:table-cell table:style-name="ce1" office:value-type="string">
            <text:p>HOLD</text:p>
          </table:table-cell>
          <table:table-cell table:style-name="ce1" office:value-type="string">
            <text:p>RULER</text:p>
          </table:table-cell>
          <table:table-cell table:style-name="ce1" table:number-columns-repeated="1005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7" office:value-type="string">
            <text:p>Prosper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8"/>
          <table:table-cell table:style-name="ce8" office:value-type="string">
            <text:p>Duche of Janesland</text:p>
          </table:table-cell>
          <table:table-cell table:style-name="ce8"/>
          <table:table-cell table:style-name="ce12" office:value-type="string">
            <text:p>Gurrak a'Fe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8"/>
          <table:table-cell table:style-name="ce8" office:value-type="string">
            <text:p>Fourth Count of the Duche of Janesland</text:p>
          </table:table-cell>
          <table:table-cell table:style-name="ce8"/>
          <table:table-cell table:style-name="ce12" office:value-type="string">
            <text:p>Gooblot a'Chrim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8"/>
          <table:table-cell table:style-name="ce8" office:value-type="string">
            <text:p>Third Count of the Duche of Janesland</text:p>
          </table:table-cell>
          <table:table-cell table:style-name="ce8"/>
          <table:table-cell table:style-name="ce12" office:value-type="string">
            <text:p>Jork a'Nyrk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8"/>
          <table:table-cell table:style-name="ce8" office:value-type="string">
            <text:p>Fifth Count of the Duche of Janesland</text:p>
          </table:table-cell>
          <table:table-cell table:style-name="ce8"/>
          <table:table-cell table:style-name="ce12" office:value-type="string">
            <text:p>Drazz a'Alde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8"/>
          <table:table-cell table:style-name="ce8" office:value-type="string">
            <text:p>Sixth Count of the Duche of Janesland</text:p>
          </table:table-cell>
          <table:table-cell table:style-name="ce8"/>
          <table:table-cell table:style-name="ce12" office:value-type="string">
            <text:p>Maxyu a'Valim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8"/>
          <table:table-cell table:style-name="ce8" office:value-type="string">
            <text:p>First Count of the Duche of Janesland</text:p>
          </table:table-cell>
          <table:table-cell table:style-name="ce8"/>
          <table:table-cell table:style-name="ce12" office:value-type="string">
            <text:p>Bullryk a'Dregsamony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8"/>
          <table:table-cell table:style-name="ce8" office:value-type="string">
            <text:p>Second Count of the Duche of Janesland</text:p>
          </table:table-cell>
          <table:table-cell table:style-name="ce8"/>
          <table:table-cell table:style-name="ce12" office:value-type="string">
            <text:p>Glirid a'Fingara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8"/>
          <table:table-cell table:style-name="ce8" office:value-type="string">
            <text:p>King of Prosper</text:p>
          </table:table-cell>
          <table:table-cell table:style-name="ce8"/>
          <table:table-cell table:style-name="ce12" office:value-type="string">
            <text:p>Arthur Simonso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8"/>
          <table:table-cell table:style-name="ce8" office:value-type="string">
            <text:p>Fourth Count of Kingshold</text:p>
          </table:table-cell>
          <table:table-cell table:style-name="ce8"/>
          <table:table-cell table:style-name="ce12" office:value-type="string">
            <text:p>Gorebladder a'Nyrk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8"/>
          <table:table-cell table:style-name="ce8" office:value-type="string">
            <text:p>Third Count of Kingshold</text:p>
          </table:table-cell>
          <table:table-cell table:style-name="ce8"/>
          <table:table-cell table:style-name="ce12" office:value-type="string">
            <text:p>Courteney a'LeQuin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8"/>
          <table:table-cell table:style-name="ce8" office:value-type="string">
            <text:p>Sixth Count of Kingshold</text:p>
          </table:table-cell>
          <table:table-cell table:style-name="ce8"/>
          <table:table-cell table:style-name="ce12" office:value-type="string">
            <text:p>Lou a'Locca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8"/>
          <table:table-cell table:style-name="ce8" office:value-type="string">
            <text:p>Fifth Count of Kingshold</text:p>
          </table:table-cell>
          <table:table-cell table:style-name="ce8"/>
          <table:table-cell table:style-name="ce12" office:value-type="string">
            <text:p>Erika a'Valim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8"/>
          <table:table-cell table:style-name="ce8" office:value-type="string">
            <text:p>First Count of Kingshold</text:p>
          </table:table-cell>
          <table:table-cell table:style-name="ce8"/>
          <table:table-cell table:style-name="ce12" office:value-type="string">
            <text:p>Viliuam a'Huruuc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8"/>
          <table:table-cell table:style-name="ce8" office:value-type="string">
            <text:p>Second Count of Kingshold</text:p>
          </table:table-cell>
          <table:table-cell table:style-name="ce8"/>
          <table:table-cell table:style-name="ce12" office:value-type="string">
            <text:p>Joss a'Fe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2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8"/>
          <table:table-cell table:style-name="ce8" office:value-type="string">
            <text:p>Duche of Yerba</text:p>
          </table:table-cell>
          <table:table-cell table:style-name="ce8"/>
          <table:table-cell table:style-name="ce12" office:value-type="string">
            <text:p>Dorkanna a'LeQuin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An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8"/>
          <table:table-cell table:style-name="ce8" office:value-type="string">
            <text:p>Fourth Count of the Duche of Yerba</text:p>
          </table:table-cell>
          <table:table-cell table:style-name="ce8"/>
          <table:table-cell table:style-name="ce12" office:value-type="string">
            <text:p>Fig a'Locca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8"/>
          <table:table-cell table:style-name="ce8" office:value-type="string">
            <text:p>Third Count of the Duche of Yerba</text:p>
          </table:table-cell>
          <table:table-cell table:style-name="ce8"/>
          <table:table-cell table:style-name="ce12" office:value-type="string">
            <text:p>Gnether a'Alden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8"/>
          <table:table-cell table:style-name="ce8" office:value-type="string">
            <text:p>Sixth Count of the Duche of Yerba</text:p>
          </table:table-cell>
          <table:table-cell table:style-name="ce8"/>
          <table:table-cell table:style-name="ce12" office:value-type="string">
            <text:p>Vaa'cy a'Vali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8"/>
          <table:table-cell table:style-name="ce8" office:value-type="string">
            <text:p>Seventh Count of the Duche of Yerba</text:p>
          </table:table-cell>
          <table:table-cell table:style-name="ce8"/>
          <table:table-cell table:style-name="ce12" office:value-type="string">
            <text:p>Ortwin a'Forgin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8"/>
          <table:table-cell table:style-name="ce8" office:value-type="string">
            <text:p>Eighth Count of the Duche of Yerba</text:p>
          </table:table-cell>
          <table:table-cell table:style-name="ce8"/>
          <table:table-cell table:style-name="ce12" office:value-type="string">
            <text:p>Bernard a'Ky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8"/>
          <table:table-cell table:style-name="ce8" office:value-type="string">
            <text:p>Fifth Count of the Duche of Yerba</text:p>
          </table:table-cell>
          <table:table-cell table:style-name="ce8"/>
          <table:table-cell table:style-name="ce12" office:value-type="string">
            <text:p>Yansio a'Chri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8"/>
          <table:table-cell table:style-name="ce8" office:value-type="string">
            <text:p>First Count of the Duche of Yerba</text:p>
          </table:table-cell>
          <table:table-cell table:style-name="ce8"/>
          <table:table-cell table:style-name="ce12" office:value-type="string">
            <text:p>Poufin a'Nyr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8"/>
          <table:table-cell table:style-name="ce8" office:value-type="string">
            <text:p>Second Count of the Duche of Yerba</text:p>
          </table:table-cell>
          <table:table-cell table:style-name="ce8"/>
          <table:table-cell table:style-name="ce12" office:value-type="string">
            <text:p>Hedwig a'Alde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8"/>
          <table:table-cell table:style-name="ce8" office:value-type="string">
            <text:p>Duche of Gambleum</text:p>
          </table:table-cell>
          <table:table-cell table:style-name="ce8"/>
          <table:table-cell table:style-name="ce12" office:value-type="string">
            <text:p>Xillibab a'Nyr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8"/>
          <table:table-cell table:style-name="ce8" office:value-type="string">
            <text:p>First Count of the Duche of Gambleum</text:p>
          </table:table-cell>
          <table:table-cell table:style-name="ce8"/>
          <table:table-cell table:style-name="ce12" office:value-type="string">
            <text:p>Sinur a'Dregsamony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8"/>
          <table:table-cell table:style-name="ce8" office:value-type="string">
            <text:p>Second Count of the Duche of Gambleum</text:p>
          </table:table-cell>
          <table:table-cell table:style-name="ce8"/>
          <table:table-cell table:style-name="ce12" office:value-type="string">
            <text:p>Yifiti a'Levy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8"/>
          <table:table-cell table:style-name="ce8" office:value-type="string">
            <text:p>Fourth Count of the Duche of Gambleum</text:p>
          </table:table-cell>
          <table:table-cell table:style-name="ce8"/>
          <table:table-cell table:style-name="ce12" office:value-type="string">
            <text:p>Falanel a'Forgin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8"/>
          <table:table-cell table:style-name="ce8" office:value-type="string">
            <text:p>Third Count of the Duche of Gambleum</text:p>
          </table:table-cell>
          <table:table-cell table:style-name="ce8"/>
          <table:table-cell table:style-name="ce12" office:value-type="string">
            <text:p>Jorin a'Vali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8"/>
          <table:table-cell table:style-name="ce8" office:value-type="string">
            <text:p>Fifth Count of the Duche of Gambleum</text:p>
          </table:table-cell>
          <table:table-cell table:style-name="ce8"/>
          <table:table-cell table:style-name="ce12" office:value-type="string">
            <text:p>Kow Errit a'LeQuin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8"/>
          <table:table-cell table:style-name="ce8" office:value-type="string">
            <text:p>Sixth Count of the Duche of Gambleum</text:p>
          </table:table-cell>
          <table:table-cell table:style-name="ce8"/>
          <table:table-cell table:style-name="ce12" office:value-type="string">
            <text:p>Kaq a'Locc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8"/>
          <table:table-cell table:style-name="ce8" office:value-type="string">
            <text:p>Duche of Magius</text:p>
          </table:table-cell>
          <table:table-cell table:style-name="ce8"/>
          <table:table-cell table:style-name="ce12" office:value-type="string">
            <text:p>Corrin a'Vali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8"/>
          <table:table-cell table:style-name="ce8" office:value-type="string">
            <text:p>Fourth Count of the Duche of Magius</text:p>
          </table:table-cell>
          <table:table-cell table:style-name="ce8"/>
          <table:table-cell office:value-type="string">
            <text:p>Tiun a'Fe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8"/>
          <table:table-cell table:style-name="ce8" office:value-type="string">
            <text:p>Third Count of the Duche of Magius</text:p>
          </table:table-cell>
          <table:table-cell table:style-name="ce8"/>
          <table:table-cell office:value-type="string">
            <text:p>Curandish a'LeQuin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8"/>
          <table:table-cell table:style-name="ce8" office:value-type="string">
            <text:p>Fifth Count of the Duche of Magius</text:p>
          </table:table-cell>
          <table:table-cell table:style-name="ce8"/>
          <table:table-cell office:value-type="string">
            <text:p>Qurruak a'Nyr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8"/>
          <table:table-cell table:style-name="ce8" office:value-type="string">
            <text:p>Sixth Count of the Duche of Magius</text:p>
          </table:table-cell>
          <table:table-cell table:style-name="ce8"/>
          <table:table-cell office:value-type="string">
            <text:p>Bing a'Lamir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8"/>
          <table:table-cell table:style-name="ce8" office:value-type="string">
            <text:p>Second Count of the Duche of Magius</text:p>
          </table:table-cell>
          <table:table-cell table:style-name="ce8"/>
          <table:table-cell office:value-type="string">
            <text:p>Suva a'Shanta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8"/>
          <table:table-cell table:style-name="ce8" office:value-type="string">
            <text:p>First Count of the Duche of Magius</text:p>
          </table:table-cell>
          <table:table-cell table:style-name="ce8"/>
          <table:table-cell office:value-type="string">
            <text:p>Pum a'Borzzich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9"/>
          <table:table-cell table:style-name="ce8" office:value-type="string">
            <text:p>Duche of Moonlight</text:p>
          </table:table-cell>
          <table:table-cell table:style-name="ce9"/>
          <table:table-cell office:value-type="string">
            <text:p>Orin a'Locc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9"/>
          <table:table-cell table:style-name="ce8" office:value-type="string">
            <text:p>Third Count of the Duche of Moonlight</text:p>
          </table:table-cell>
          <table:table-cell table:style-name="ce9"/>
          <table:table-cell office:value-type="string">
            <text:p>Foral a'Locc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9"/>
          <table:table-cell table:style-name="ce8" office:value-type="string">
            <text:p>Second Count of the Duche of Moonlight</text:p>
          </table:table-cell>
          <table:table-cell table:style-name="ce9"/>
          <table:table-cell office:value-type="string">
            <text:p>Korra a'Shanta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9"/>
          <table:table-cell table:style-name="ce8" office:value-type="string">
            <text:p>Sixth Count of the Duche of Moonlight</text:p>
          </table:table-cell>
          <table:table-cell table:style-name="ce9"/>
          <table:table-cell office:value-type="string">
            <text:p>Infin a'Lamir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9"/>
          <table:table-cell table:style-name="ce8" office:value-type="string">
            <text:p>Fourth Count of the Duche of Moonlight</text:p>
          </table:table-cell>
          <table:table-cell table:style-name="ce9"/>
          <table:table-cell office:value-type="string">
            <text:p>Meleg a'Shanta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9"/>
          <table:table-cell table:style-name="ce8" office:value-type="string">
            <text:p>Fifth Count of the Duche of Moonlight</text:p>
          </table:table-cell>
          <table:table-cell table:style-name="ce9"/>
          <table:table-cell office:value-type="string">
            <text:p>Borrin a'Lamir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9"/>
          <table:table-cell table:style-name="ce8" office:value-type="string">
            <text:p>First Count of the Duche of Moonlight</text:p>
          </table:table-cell>
          <table:table-cell table:style-name="ce9"/>
          <table:table-cell office:value-type="string">
            <text:p>Theano a'Alde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7" office:value-type="string">
            <text:p>Flame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8"/>
          <table:table-cell table:style-name="ce8" office:value-type="string">
            <text:p>Archbishop</text:p>
          </table:table-cell>
          <table:table-cell table:style-name="ce8"/>
          <table:table-cell office:value-type="string">
            <text:p>Xander ben Shari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8"/>
          <table:table-cell table:style-name="ce8" office:value-type="string">
            <text:p>White Vicarri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8"/>
          <table:table-cell table:style-name="ce8" office:value-type="string">
            <text:p>Grand Poobha of Wychway</text:p>
          </table:table-cell>
          <table:table-cell table:style-name="ce8"/>
          <table:table-cell office:value-type="string">
            <text:p>Jorrin Bearscarred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8"/>
          <table:table-cell table:style-name="ce8" office:value-type="string">
            <text:p>Bishop Pastor of Kohnstamm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8"/>
          <table:table-cell table:style-name="ce8" office:value-type="string">
            <text:p>Bishop Pastor of Oday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8"/>
          <table:table-cell table:style-name="ce8" office:value-type="string">
            <text:p>White Vicarri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8"/>
          <table:table-cell table:style-name="ce8" office:value-type="string">
            <text:p>White Vicarri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8"/>
          <table:table-cell table:style-name="ce8" office:value-type="string">
            <text:p>White Vicarri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8"/>
          <table:table-cell table:style-name="ce8" office:value-type="string">
            <text:p>Bishop Pastor of Yagi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8"/>
          <table:table-cell table:style-name="ce8" office:value-type="string">
            <text:p>Standing Abbo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7" office:value-type="string">
            <text:p>Claw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8"/>
          <table:table-cell table:style-name="ce8" office:value-type="string">
            <text:p>High Ambassador</text:p>
          </table:table-cell>
          <table:table-cell table:style-name="ce8"/>
          <table:table-cell office:value-type="string">
            <text:p>Venclaw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8"/>
          <table:table-cell table:style-name="ce8" office:value-type="string">
            <text:p>Eye of Courag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8"/>
          <table:table-cell table:style-name="ce8" office:value-type="string">
            <text:p>Tooth of Blessing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8"/>
          <table:table-cell table:style-name="ce8" office:value-type="string">
            <text:p>Tooth of Blessing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8"/>
          <table:table-cell table:style-name="ce8" office:value-type="string">
            <text:p>Tooth of Blessing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8"/>
          <table:table-cell table:style-name="ce8" office:value-type="string">
            <text:p>Tooth of Folly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8"/>
          <table:table-cell table:style-name="ce8" office:value-type="string">
            <text:p>Tooth of Folly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8"/>
          <table:table-cell table:style-name="ce8" office:value-type="string">
            <text:p>Keeper Genera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8"/>
          <table:table-cell table:style-name="ce8" office:value-type="string">
            <text:p>Eye of Courag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8"/>
          <table:table-cell table:style-name="ce8" office:value-type="string">
            <text:p>Tooth of Wil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8"/>
          <table:table-cell table:style-name="ce8" office:value-type="string">
            <text:p>Tooth of Wil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8"/>
          <table:table-cell table:style-name="ce8" office:value-type="string">
            <text:p>Tooth of Will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7" office:value-type="string">
            <text:p>Combine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8"/>
          <table:table-cell table:style-name="ce8" office:value-type="string">
            <text:p>Baron, Monarch of the Kingdom of Darnt</text:p>
          </table:table-cell>
          <table:table-cell table:style-name="ce8"/>
          <table:table-cell office:value-type="string">
            <text:p>Amethyst Jammu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office:value-type="string">
            <text:p>Patrica Borig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8"/>
          <table:table-cell table:style-name="ce8" office:value-type="string">
            <text:p>Equ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8"/>
          <table:table-cell table:style-name="ce8" office:value-type="string">
            <text:p>Baron, Primor Thanae</text:p>
          </table:table-cell>
          <table:table-cell table:style-name="ce8"/>
          <table:table-cell office:value-type="string">
            <text:p>Reyan Vannis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8"/>
          <table:table-cell table:style-name="ce8" office:value-type="string">
            <text:p>Vinna Thana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8"/>
          <table:table-cell table:style-name="ce8" office:value-type="string">
            <text:p>Vinna Thana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8"/>
          <table:table-cell table:style-name="ce8" office:value-type="string">
            <text:p>Vinna Thana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8"/>
          <table:table-cell table:style-name="ce8" office:value-type="string">
            <text:p>Vinna Thana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8"/>
          <table:table-cell table:style-name="ce8" office:value-type="string">
            <text:p>Baron, King of the Jungle</text:p>
          </table:table-cell>
          <table:table-cell table:style-name="ce8"/>
          <table:table-cell office:value-type="string">
            <text:p>Xuiop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rike Ree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8"/>
          <table:table-cell table:style-name="ce8" office:value-type="string">
            <text:p>Hearthkeep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8"/>
          <table:table-cell table:style-name="ce8" office:value-type="string">
            <text:p>Baron, General on Throne</text:p>
          </table:table-cell>
          <table:table-cell table:style-name="ce8"/>
          <table:table-cell office:value-type="string">
            <text:p>Issac Filip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8"/>
          <table:table-cell table:style-name="ce8" office:value-type="string">
            <text:p>Knight Regien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8"/>
          <table:table-cell table:style-name="ce8" office:value-type="string">
            <text:p>Knight Regien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8"/>
          <table:table-cell table:style-name="ce8" office:value-type="string">
            <text:p>Knight Regien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8"/>
          <table:table-cell table:style-name="ce8" office:value-type="string">
            <text:p>Baron, Mularch</text:p>
          </table:table-cell>
          <table:table-cell table:style-name="ce8"/>
          <table:table-cell office:value-type="string">
            <text:p>Nike J'Tail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8"/>
          <table:table-cell table:style-name="ce8" office:value-type="string">
            <text:p>Marchiones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8"/>
          <table:table-cell table:style-name="ce8" office:value-type="string">
            <text:p>Marchiones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8"/>
          <table:table-cell table:style-name="ce8" office:value-type="string">
            <text:p>Marchiones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8"/>
          <table:table-cell table:style-name="ce8" office:value-type="string">
            <text:p>Baron, Big Dog</text:p>
          </table:table-cell>
          <table:table-cell table:style-name="ce8"/>
          <table:table-cell office:value-type="string">
            <text:p>Killrick Emm Glas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8"/>
          <table:table-cell table:style-name="ce8" office:value-type="string">
            <text:p>Lord Elec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8"/>
          <table:table-cell table:style-name="ce8" office:value-type="string">
            <text:p>Baron, Light On High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8"/>
          <table:table-cell table:style-name="ce8" office:value-type="string">
            <text:p>Brigh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8"/>
          <table:table-cell table:style-name="ce8" office:value-type="string">
            <text:p>Brigh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8"/>
          <table:table-cell table:style-name="ce8" office:value-type="string">
            <text:p>Brigh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8"/>
          <table:table-cell table:style-name="ce8" office:value-type="string">
            <text:p>Bright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8"/>
          <table:table-cell table:style-name="ce8" office:value-type="string">
            <text:p>Baron, Cizar</text:p>
          </table:table-cell>
          <table:table-cell table:style-name="ce8"/>
          <table:table-cell office:value-type="string">
            <text:p>Yassir Cassindil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8"/>
          <table:table-cell table:style-name="ce8" office:value-type="string">
            <text:p>Tribune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8"/>
          <table:table-cell table:style-name="ce8" office:value-type="string">
            <text:p>Tribune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8"/>
          <table:table-cell table:style-name="ce8" office:value-type="string">
            <text:p>Tribune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8"/>
          <table:table-cell table:style-name="ce8" office:value-type="string">
            <text:p>Tribunea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8"/>
          <table:table-cell table:style-name="ce8" office:value-type="string">
            <text:p>Baron, Grand Field-tender of the Golden Shore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8"/>
          <table:table-cell table:style-name="ce8" office:value-type="string">
            <text:p>Field-tende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7" office:value-type="string">
            <text:p>City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7" office:value-type="string">
            <text:p>Actstow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8"/>
          <table:table-cell table:style-name="ce8" office:value-type="string">
            <text:p>Mayor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7" office:value-type="string">
            <text:p>Minyo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office:value-type="string">
            <text:p>Raam ben Yaarom</text:p>
          </table:table-cell>
          <table:table-cell/>
          <table:table-cell table:style-name="ce13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8"/>
          <table:table-cell table:style-name="ce8" office:value-type="string">
            <text:p>Eldare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7" office:value-type="string">
            <text:p>Hall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8"/>
          <table:table-cell table:style-name="ce8" office:value-type="string">
            <text:p>Breaker In Cheifta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8"/>
          <table:table-cell table:style-name="ce8" office:value-type="string">
            <text:p>King of the Mountain Halls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8"/>
          <table:table-cell office:value-type="string">
            <text:p>Bastion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7" office:value-type="string">
            <text:p>Blood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office:value-type="string">
            <text:p>Marley Hurraqu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Garqwa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office:value-type="string">
            <text:p>Lily-Mae Garqwak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Men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8"/>
          <table:table-cell table:style-name="ce8" office:value-type="string">
            <text:p>Sikgugu</text:p>
          </table:table-cell>
          <table:table-cell table:style-name="ce8"/>
          <table:table-cell table:number-columns-repeated="2"/>
          <table:table-cell table:style-name="ce13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7" office:value-type="string">
            <text:p>Outland</text:p>
          </table:table-cell>
          <table:table-cell table:style-name="ce7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3"/>
          <table:table-cell table:style-name="ce6" table:formula="of:=SUM([.E177:.E180])" office:value-type="float" office:value="7710.6">
            <text:p>7711</text:p>
          </table:table-cell>
          <table:table-cell table:number-columns-repeated="2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03">
            <text:p>0.03</text:p>
          </table:table-cell>
          <table:table-cell table:formula="of:=[.D177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Sommin Galtan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09">
            <text:p>0.09</text:p>
          </table:table-cell>
          <table:table-cell table:formula="of:=[.D178]*[.E$175]" office:value-type="float" office:value="2313.18">
            <text:p>2313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Omar Finikae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14">
            <text:p>0.14</text:p>
          </table:table-cell>
          <table:table-cell table:formula="of:=[.D179]*[.E$175]" office:value-type="float" office:value="3598.28">
            <text:p>3598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Whithir Drum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Tyian Granch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Barthalamule</text:p>
          </table:table-cell>
          <table:table-cell table:number-columns-repeated="3"/>
          <table:table-cell table:style-name="ce6" table:formula="of:=SUM([.E182:.E185])" office:value-type="float" office:value="8995.7">
            <text:p>8996</text:p>
          </table:table-cell>
          <table:table-cell table:number-columns-repeated="2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 office:value-type="string">
            <text:p>Cobalt</text:p>
          </table:table-cell>
          <table:table-cell table:number-columns-repeated="3"/>
          <table:table-cell table:style-name="ce6" table:formula="of:=SUM([.E187:.E190])" office:value-type="float" office:value="8995.7">
            <text:p>8996</text:p>
          </table:table-cell>
          <table:table-cell table:number-columns-repeated="2"/>
          <table:table-cell office:value-type="string">
            <text:p>Thief Lord of the Desert</text:p>
          </table:table-cell>
          <table:table-cell/>
          <table:table-cell office:value-type="string">
            <text:p>Hakiral, the Cobalt Dagger, of Ezekimeela</text:p>
          </table:table-cell>
          <table:table-cell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3"/>
          <table:table-cell table:number-columns-repeated="1006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8">11/18/2024</text:date>, <text:time>14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8H48M59S</meta:editing-duration>
    <meta:editing-cycles>16</meta:editing-cycles>
    <meta:generator>OpenOffice/4.1.14$Win32 OpenOffice.org_project/4114m1$Build-9811</meta:generator>
    <dc:date>2024-11-18T14:08:11.05</dc:date>
    <meta:document-statistic meta:table-count="3" meta:cell-count="817" meta:object-count="0"/>
  </office:meta>
</office:document-meta>
</file>